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d4814" draw:marker-start-width="0.356cm" draw:marker-end-width="0.356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dd4814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02cm" svg:stroke-color="#ff950e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97cm" svg:y1="3.554cm" svg:x2="14.397cm" svg:y2="4.345cm" draw:start-shape="id1" draw:start-glue-point="8" draw:end-shape="id2" draw:end-glue-point="4" svg:d="M14397 3554v791" svg:viewBox="0 0 1 792">
          <text:p/>
        </draw:connector>
        <draw:connector draw:style-name="gr4" draw:text-style-name="P1" draw:layer="layout" svg:x1="14.614cm" svg:y1="4.55cm" svg:x2="15.779cm" svg:y2="4.55cm" draw:start-shape="id2" draw:start-glue-point="10" draw:end-shape="id3" draw:end-glue-point="6" svg:d="M14614 4550h1165" svg:viewBox="0 0 1166 1">
          <text:p/>
        </draw:connector>
        <draw:connector draw:style-name="gr4" draw:text-style-name="P1" draw:layer="layout" svg:x1="11.414cm" svg:y1="5.75cm" svg:x2="12.579cm" svg:y2="5.75cm" draw:start-shape="id4" draw:start-glue-point="10" draw:end-shape="id5" draw:end-glue-point="6" svg:d="M11414 5750h1165" svg:viewBox="0 0 1166 1">
          <text:p/>
        </draw:connector>
        <draw:connector draw:style-name="gr4" draw:text-style-name="P1" draw:layer="layout" svg:x1="11.197cm" svg:y1="5.545cm" svg:x2="11.197cm" svg:y2="4.754cm" draw:start-shape="id4" draw:start-glue-point="4" draw:end-shape="id6" draw:end-glue-point="8" svg:d="M11197 5545v-791" svg:viewBox="0 0 1 792">
          <text:p/>
        </draw:connector>
        <draw:connector draw:style-name="gr4" draw:text-style-name="P1" draw:layer="layout" svg:x1="11.197cm" svg:y1="5.954cm" svg:x2="11.197cm" svg:y2="6.745cm" draw:start-shape="id4" draw:start-glue-point="8" draw:end-shape="id7" draw:end-glue-point="4" svg:d="M11197 5954v791" svg:viewBox="0 0 1 792">
          <text:p/>
        </draw:connector>
        <draw:custom-shape draw:style-name="gr5" draw:text-style-name="P1" xml:id="id9" draw:id="id9" draw:layer="layout" svg:width="0.435cm" svg:height="0.409cm" svg:x="13.379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35cm" svg:height="0.409cm" svg:x="13.379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197cm" svg:y1="3.145cm" svg:x2="13.379cm" svg:y2="1.95cm" draw:start-shape="id8" draw:start-glue-point="4" draw:end-shape="id9" draw:end-glue-point="6" svg:d="M11197 3145l2182-1195" svg:viewBox="0 0 2183 1196">
          <text:p/>
        </draw:connector>
        <draw:connector draw:style-name="gr7" draw:text-style-name="P1" draw:layer="layout" draw:type="line" svg:x1="12.797cm" svg:y1="3.145cm" svg:x2="13.442cm" svg:y2="2.094cm" draw:start-shape="id10" draw:start-glue-point="4" draw:end-shape="id9" draw:end-glue-point="7" svg:d="M12797 3145l645-1051" svg:viewBox="0 0 646 1052">
          <text:p/>
        </draw:connector>
        <draw:connector draw:style-name="gr7" draw:text-style-name="P1" draw:layer="layout" draw:type="line" svg:x1="14.397cm" svg:y1="3.145cm" svg:x2="13.751cm" svg:y2="2.094cm" draw:start-shape="id1" draw:start-glue-point="4" draw:end-shape="id9" draw:end-glue-point="9" svg:d="M14397 3145l-646-1051" svg:viewBox="0 0 647 1052">
          <text:p/>
        </draw:connector>
        <draw:connector draw:style-name="gr7" draw:text-style-name="P1" draw:layer="layout" draw:type="line" svg:x1="15.997cm" svg:y1="3.145cm" svg:x2="13.814cm" svg:y2="1.95cm" draw:start-shape="id11" draw:start-glue-point="4" draw:end-shape="id9" draw:end-glue-point="10" svg:d="M15997 3145l-2183-1195" svg:viewBox="0 0 2184 1196">
          <text:p/>
        </draw:connector>
        <draw:connector draw:style-name="gr7" draw:text-style-name="P1" draw:layer="layout" draw:type="line" svg:x1="11.197cm" svg:y1="7.154cm" svg:x2="13.379cm" svg:y2="8.35cm" draw:start-shape="id7" draw:start-glue-point="8" draw:end-shape="id12" draw:end-glue-point="6" svg:d="M11197 7154l2182 1196" svg:viewBox="0 0 2183 1197">
          <text:p/>
        </draw:connector>
        <draw:connector draw:style-name="gr7" draw:text-style-name="P1" draw:layer="layout" draw:type="line" svg:x1="12.797cm" svg:y1="7.154cm" svg:x2="13.442cm" svg:y2="8.205cm" draw:start-shape="id13" draw:start-glue-point="8" draw:end-shape="id12" draw:end-glue-point="5" svg:d="M12797 7154l645 1051" svg:viewBox="0 0 646 1052">
          <text:p/>
        </draw:connector>
        <draw:connector draw:style-name="gr7" draw:text-style-name="P1" draw:layer="layout" draw:type="line" svg:x1="14.397cm" svg:y1="7.154cm" svg:x2="13.751cm" svg:y2="8.205cm" draw:start-shape="id14" draw:start-glue-point="8" draw:end-shape="id12" draw:end-glue-point="11" svg:d="M14397 7154l-646 1051" svg:viewBox="0 0 647 1052">
          <text:p/>
        </draw:connector>
        <draw:connector draw:style-name="gr7" draw:text-style-name="P1" draw:layer="layout" draw:type="line" svg:x1="15.997cm" svg:y1="7.154cm" svg:x2="13.814cm" svg:y2="8.35cm" draw:start-shape="id15" draw:start-glue-point="8" draw:end-shape="id12" draw:end-glue-point="10" svg:d="M15997 7154l-2183 1196" svg:viewBox="0 0 2184 1197">
          <text:p/>
        </draw:connector>
        <draw:custom-shape draw:style-name="gr8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4:06:01.222892670</dc:date>
    <dc:creator>elucterio </dc:creator>
    <meta:editing-duration>PT12M39S</meta:editing-duration>
    <meta:editing-cycles>6</meta:editing-cycles>
    <meta:generator>LibreOffice/4.2.8.2$Linux_X86_64 LibreOffice_project/420m0$Build-2</meta:generator>
    <meta:document-statistic meta:object-count="47"/>
  </office:meta>
</office:document-meta>
</file>